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Normal" style:family="paragraph"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margin-left="0.4895in">
        <style:tab-stops/>
      </style:paragraph-properties>
    </style:style>
    <style:style style:name="P4" style:parent-style-name="Normal" style:family="paragraph">
      <style:text-properties fo:font-weight="bold" style:font-weight-asian="bold" fo:font-size="12pt" style:font-size-asian="12pt"/>
    </style:style>
    <style:style style:name="P5" style:parent-style-name="Normal" style:family="paragraph">
      <style:paragraph-properties fo:margin-left="0.4895in">
        <style:tab-stops/>
      </style:paragraph-properties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paragraph-properties fo:margin-left="0.4895in">
        <style:tab-stops/>
      </style:paragraph-properties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Normal" style:family="paragraph">
      <style:paragraph-properties fo:text-align="justify" fo:margin-left="0.4895in">
        <style:tab-stops/>
      </style:paragraph-properties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RF2 – Pesquisa de Cliente</text:p>
      <text:p text:style-name="P2">Descrição:</text:p>
      <text:p text:style-name="P3">O cliente pode ser pesquisado para adicionar em uma venda, editar informações ou inativar o cliente. Pode tambem acessar o cadastro de clientes direto pela tela de pesquisa.</text:p>
      <text:p text:style-name="P4">Entrada:</text:p>
      <text:p text:style-name="P5">Nome do cliente,<text:s/>codigo do cliente no sistema, CPF do cliente e um painel de escolha para qual informação vai utilizar a pesquisa.</text:p>
      <text:p text:style-name="P6">Processamento:</text:p>
      <text:p text:style-name="P7">Não é permitido pesquisar com mais de uma caixa de texto preenchida, ou com a opção selecionada diferente da caixa de texto preenchida.</text:p>
      <text:p text:style-name="P8">Saida:</text:p>
      <text:p text:style-name="P9">Se as opções<text:s/><text:span text:style-name="T10">cadastrar</text:span><text:s/>ou<text:s/><text:span text:style-name="T11">editar</text:span><text:s/>forem escolhidas, um novo formulario será aberto para as respectivas funções. Caso a opção seja<text:s/><text:span text:style-name="T12">inativar,<text:s/></text:span>uma mensagem de alerta será mostrada, pedindo a<text:s/>confirmação do usuário. Caso o cliente seja adicionado<text:s/>a venda<text:s/>o formulario<text:s/>de pesquisa<text:s/>fecha automaticamen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drigo Felipe Cardoso</meta:initial-creator>
    <dc:creator>Rodrigo Felipe Cardoso</dc:creator>
    <meta:creation-date>2015-09-11T20:12:00Z</meta:creation-date>
    <dc:date>2015-09-11T20:39:00Z</dc:date>
    <meta:template xlink:href="Normal" xlink:type="simple"/>
    <meta:editing-cycles>1</meta:editing-cycles>
    <meta:editing-duration>PT1620S</meta:editing-duration>
    <meta:document-statistic meta:page-count="1" meta:paragraph-count="1" meta:word-count="126" meta:character-count="807" meta:row-count="5" meta:non-whitespace-character-count="682"/>
  </office:meta>
</office:document-meta>
</file>